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3dc7" officeooo:paragraph-rsid="00113dc7"/>
    </style:style>
    <style:style style:name="P2" style:family="paragraph" style:parent-style-name="Heading_20_3">
      <style:text-properties officeooo:paragraph-rsid="00113dc7"/>
    </style:style>
    <style:style style:name="P3" style:family="paragraph" style:parent-style-name="Standard">
      <style:text-properties officeooo:rsid="000ff5d2" officeooo:paragraph-rsid="000ff5d2"/>
    </style:style>
    <style:style style:name="P4" style:family="paragraph" style:parent-style-name="Standard">
      <style:text-properties officeooo:rsid="001109ea" officeooo:paragraph-rsid="001109ea"/>
    </style:style>
    <style:style style:name="P5" style:family="paragraph" style:parent-style-name="Standard">
      <style:text-properties officeooo:rsid="00110c9f" officeooo:paragraph-rsid="00110c9f"/>
    </style:style>
    <style:style style:name="P6" style:family="paragraph" style:parent-style-name="Standard">
      <style:text-properties officeooo:rsid="00113dc7" officeooo:paragraph-rsid="00113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řepsat datumy na daný den kdy je zprávy vypracována a datum předání o tři dny dýl</text:p>
      <text:p text:style-name="P3"/>
      <text:p text:style-name="P4">Objednatel a revidovaný objekt</text:p>
      <text:p text:style-name="P4">přepsat jméno a adresu</text:p>
      <text:p text:style-name="P5">k objednatelu napsat sídlo</text:p>
      <text:p text:style-name="P5">k revidovanéu objektu napsat kde to šk<text:tab/>utečně je</text:p>
      <text:p text:style-name="P4"/>
      <text:p text:style-name="P3">Ochrana před nebezpečným dotykem</text:p>
      <text:p text:style-name="P3">vlastní dopočítat podle fotek panelů, na štítku výkon panelů.</text:p>
      <text:p text:style-name="P3">Dopočítat kW násobkem</text:p>
      <text:p text:style-name="P4">Napsat typ panelu do tabulky, je na štítku i název</text:p>
      <text:p text:style-name="P6">napsat střídač podle štítku a výrobní číslo taky (je uplne dole)</text:p>
      <text:p text:style-name="P6"/>
      <text:h text:style-name="P2" text:outline-level="3">3. Předmět revize - rozsah revidovaného zařízení</text:h>
      <text:p text:style-name="P1">PŘEPSAT adresu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7P0" style:volatile="true">
      <number:number number:decimal-places="0" number:min-decimal-places="0" number:min-integer-digits="1" number:grouping="true"/>
      <number:text> </number:text>
    </number:number-style>
    <number:number-style style:name="N10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2" number:min-decimal-places="2" number:min-integer-digits="1" number:grouping="true"/>
      <number:text> </number:text>
    </number:number-style>
    <number:number-style style:name="N10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4T17:03:33.190000000</meta:creation-date>
    <dc:date>2023-01-04T18:10:01.640000000</dc:date>
    <meta:editing-duration>PT40M49S</meta:editing-duration>
    <meta:editing-cycles>1</meta:editing-cycles>
    <meta:document-statistic meta:table-count="0" meta:image-count="0" meta:object-count="0" meta:page-count="1" meta:paragraph-count="12" meta:word-count="83" meta:character-count="498" meta:non-whitespace-character-count="427"/>
    <meta:generator>LibreOffice/7.4.1.2$Windows_X86_64 LibreOffice_project/3c58a8f3a960df8bc8fd77b461821e42c061c5f0</meta:generator>
  </office:meta>
</office:document-meta>
</file>